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background-color="#E6E6E6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2"/>
        <table:table-column table:style-name="co2" table:default-cell-style-name="ce17"/>
        <table:table-column table:style-name="co3" table:default-cell-style-name="ce17"/>
        <table:table-column table:style-name="co4" table:number-columns-repeated="4" table:default-cell-style-name="ce17"/>
        <table:table-column table:style-name="co5" table:number-columns-repeated="2" table:default-cell-style-name="ce17"/>
        <table:table-column table:style-name="co6" table:default-cell-style-name="ce16"/>
        <table:table-column table:style-name="co7" table:default-cell-style-name="ce5"/>
        <table:table-column table:style-name="co8" table:number-columns-repeated="1013" table:default-cell-style-name="ce1"/>
        <table:table-column table:style-name="co9" table:number-columns-repeated="15360" table:default-cell-style-name="ce1"/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3">
            <text:p>gra:</text:p>
          </table:table-cell>
          <table:table-cell office:value-type="string" table:style-name="ce4">
            <text:p>The Edge of Oblivion</text:p>
          </table:table-cell>
          <table:table-cell table:style-name="ce5"/>
          <table:table-cell table:number-columns-repeated="1012" table:style-name="ce6"/>
          <table:table-cell table:number-columns-repeated="15361" table:style-name="ce1"/>
        </table:table-row>
        <table:table-row table:style-name="ro1">
          <table:table-cell table:style-name="ce7"/>
          <table:table-cell table:number-columns-repeated="3" table:style-name="ce8"/>
          <table:table-cell table:number-columns-repeated="5" table:style-name="ce2"/>
          <table:table-cell table:style-name="ce3"/>
          <table:table-cell table:style-name="ce9"/>
          <table:table-cell table:number-columns-repeated="1012" table:style-name="ce6"/>
          <table:table-cell table:number-columns-repeated="15361" table:style-name="ce1"/>
        </table:table-row>
        <table:table-row table:style-name="ro2">
          <table:table-cell office:value-type="string" table:style-name="ce10">
            <text:p>wynik:</text:p>
          </table:table-cell>
          <table:table-cell office:value-type="percentage" office:value="0.75" table:formula="of:=SUMPRODUCT([.B6:.B28];[.$J6:.$J28])/4/SUM([.B6:.B28])" table:style-name="ce11">
            <text:p>75.00%</text:p>
          </table:table-cell>
          <table:table-cell office:value-type="percentage" office:value="0.72619047619047616" table:formula="of:=SUMPRODUCT([.C6:.C28];[.$J6:.$J28])/4/SUM([.C6:.C28])" table:style-name="ce11">
            <text:p>72.62%</text:p>
          </table:table-cell>
          <table:table-cell office:value-type="percentage" office:value="0.71969696969696972" table:formula="of:=SUMPRODUCT([.D6:.D28];[.$J6:.$J28])/4/SUM([.D6:.D28])" table:style-name="ce11">
            <text:p>71.97%</text:p>
          </table:table-cell>
          <table:table-cell office:value-type="percentage" office:value="0.75735294117647056" table:formula="of:=SUMPRODUCT([.E6:.E28];[.$J6:.$J28])/4/SUM([.E6:.E28])" table:style-name="ce11">
            <text:p>75.74%</text:p>
          </table:table-cell>
          <table:table-cell office:value-type="percentage" office:value="0.8214285714285714" table:formula="of:=SUMPRODUCT([.F6:.F28];[.$J6:.$J28])/4/SUM([.F6:.F28])" table:style-name="ce11">
            <text:p>82.14%</text:p>
          </table:table-cell>
          <table:table-cell office:value-type="percentage" office:value="0.95" table:formula="of:=SUMPRODUCT([.G6:.G28];[.$J6:.$J28])/4/SUM([.G6:.G28])" table:style-name="ce11">
            <text:p>95.00%</text:p>
          </table:table-cell>
          <table:table-cell office:value-type="percentage" office:value="0.9375" table:formula="of:=SUMPRODUCT([.H6:.H28];[.$J6:.$J28])/4/SUM([.H6:.H28])" table:style-name="ce11">
            <text:p>93.75%</text:p>
          </table:table-cell>
          <table:table-cell office:value-type="percentage" office:value="1" table:formula="of:=SUMPRODUCT([.I6:.I28];[.$J6:.$J28])/4/SUM([.I6:.I28])" table:style-name="ce11">
            <text:p>100.00%</text:p>
          </table:table-cell>
          <table:table-cell table:style-name="ce12"/>
          <table:table-cell table:style-name="ce13"/>
          <table:table-cell table:number-columns-repeated="1012" table:style-name="ce14"/>
          <table:table-cell table:style-name="ce15"/>
          <table:table-cell table:number-columns-repeated="15360"/>
        </table:table-row>
        <table:table-row table:style-name="ro1">
          <table:table-cell office:value-type="string" table:style-name="ce16">
            <text:p>kryterium:</text:p>
          </table:table-cell>
          <table:table-cell office:value-type="string" table:style-name="ce8">
            <text:p>BI [2008]</text:p>
          </table:table-cell>
          <table:table-cell office:value-type="string" table:style-name="ce8">
            <text:p>Suma prosta</text:p>
          </table:table-cell>
          <table:table-cell office:value-type="string" table:style-name="ce8">
            <text:p>JMB</text:p>
          </table:table-cell>
          <table:table-cell office:value-type="string" table:style-name="ce17">
            <text:p>RT [2008]</text:p>
          </table:table-cell>
          <table:table-cell office:value-type="string" table:style-name="ce17">
            <text:p>RT [2014]</text:p>
          </table:table-cell>
          <table:table-cell office:value-type="string" table:style-name="ce17">
            <text:p>RT [2022]</text:p>
          </table:table-cell>
          <table:table-cell office:value-type="string" table:style-name="ce17">
            <text:p>CFS [2020] a</text:p>
          </table:table-cell>
          <table:table-cell office:value-type="string" table:style-name="ce17">
            <text:p>CFS [2020] b</text:p>
          </table:table-cell>
          <table:table-cell office:value-type="string" table:style-name="ce16">
            <text:p>punktacja elementu gry [0-4] ↓</text:p>
          </table:table-cell>
          <table:table-cell office:value-type="string" table:style-name="ce16">
            <text:p>krótkie uzasadnienie ↓</text:p>
          </table:table-cell>
          <table:table-cell table:number-columns-repeated="16373" table:style-name="ce1"/>
        </table:table-row>
        <table:table-row table:style-name="ro1">
          <table:table-cell table:style-name="ce16"/>
          <table:table-cell table:number-columns-repeated="3" table:style-name="ce8"/>
          <table:table-cell table:number-columns-repeated="5" table:style-name="ce17"/>
          <table:table-cell table:style-name="ce16"/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18">
            <text:p>Generowanie losowego środowis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21">
            <text:p>proceduralne generowanie map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Trwała śmierć / trwałe konsekwencj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23">
            <text:p>4</text:p>
          </table:table-cell>
          <table:table-cell office:value-type="string" table:style-name="ce21">
            <text:p>po śmierci gracz wraca na początek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Turow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walka odbywa się naprzemienni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Plansza/mapa opata o siatkę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mapy oparte o siatkę kwadrato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Niemodal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jeden tryb gry, jedna fabuł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Złożo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dużo składni i elementów, ale mechanika i taktyka są prymitywn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Zarządzanie zasobami / ekwipunek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kilka zasobów dla rozwoju bohatera lub progresji gr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8">
            <text:p>Hack'n'slash / wal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.5" table:style-name="ce1">
            <text:p>0.5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2" table:style-name="ce20">
            <text:p>2</text:p>
          </table:table-cell>
          <table:table-cell office:value-type="string" table:style-name="ce21">
            <text:p>walka jest szybka, jest możliwe zastosowanie broni lub zdolności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8">
            <text:p>Eksploracja i odkrywani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2" table:style-name="ce20">
            <text:p>2</text:p>
          </table:table-cell>
          <table:table-cell office:value-type="string" table:style-name="ce21">
            <text:p>dużo elementów świata i fabuły</text:p>
          </table:table-cell>
          <table:table-cell table:number-columns-repeated="16373" table:style-name="ce1"/>
        </table:table-row>
        <table:table-row table:style-name="ro1">
          <table:table-cell table:style-name="ce22"/>
          <table:table-cell table:number-columns-repeated="3" table:style-name="ce8"/>
          <table:table-cell table:number-columns-repeated="3" table:style-name="ce1"/>
          <table:table-cell table:style-name="ce8"/>
          <table:table-cell table:style-name="ce17"/>
          <table:table-cell table:style-name="ce16"/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22">
            <text:p>Jeden gracz i jedna postać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jedna główna postać, ale na początku gry można wybrać klasę bohatera która będzie określała statystyki i zdolności postaci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8">
            <text:p>Potwory podobne do bohater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table:number-columns-repeated="3" table:style-name="ce19"/>
          <table:table-cell office:value-type="float" office:value="3" table:style-name="ce20">
            <text:p>3</text:p>
          </table:table-cell>
          <table:table-cell office:value-type="string" table:style-name="ce21">
            <text:p>styl ascii robi wszystkie postacie bardzo podobne do siebie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Wyzwanie taktyczn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table:number-columns-repeated="3" table:style-name="ce19"/>
          <table:table-cell office:value-type="float" office:value="2" table:style-name="ce20">
            <text:p>2</text:p>
          </table:table-cell>
          <table:table-cell office:value-type="string" table:style-name="ce21">
            <text:p>od taktyki gry nie dużo zależy bo w zasadzie walka i eksploracja jest prymitywna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Wyświetlanie ASCII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grafika jest w stylu ascii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Podziemi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mapy w większości można określić jako podziemia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Liczby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statystyki, klasy, elementy ekwipunku</text:p>
          </table:table-cell>
          <table:table-cell table:number-columns-repeated="16373"/>
        </table:table-row>
        <table:table-row table:style-name="ro1">
          <table:table-cell table:style-name="ce22"/>
          <table:table-cell table:number-columns-repeated="8" table:style-name="ce17"/>
          <table:table-cell table:style-name="ce16"/>
          <table:table-cell table:style-name="ce5"/>
          <table:table-cell table:number-columns-repeated="16373"/>
        </table:table-row>
        <table:table-row table:style-name="ro1">
          <table:table-cell office:value-type="string" table:style-name="ce22">
            <text:p>Nieliniowość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3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grę można przechodzić w dowolny sposób i dowolnej kolejności, ale główna taktyka gry jest oczywista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Dużo zawartości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rożnorodne elementy fabuły i questów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Losowość wyników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2" table:style-name="ce1">
            <text:p>2</text:p>
          </table:table-cell>
          <table:table-cell table:number-columns-repeated="3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walka i przejście gry nie są oparte na losowych wynikach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Rozwój bohater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kupując zasoby da się ulepszyć statystyki lub zdolności bohatera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Imersja, klimat, atmosfera, …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atmosfera gry związana z fabułą oraz estetyką świata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Ściśle określone warunki zwycięstw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jasne warunki zwycięstwa i cel gry<text:s/></text:p>
          </table:table-cell>
          <table:table-cell table:number-columns-repeated="1637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number:currency-style style:name="N37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Yulia Kiselyova</dc:creator>
    <meta:creation-date>2022-10-06T13:01:09Z</meta:creation-date>
    <dc:date>2024-10-20T18:21:45Z</dc:date>
    <meta:editing-cycles>21</meta:editing-cycles>
    <meta:editing-duration>PT6969S</meta:editing-duration>
  </office:meta>
</office:document-meta>
</file>